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1" office:value-type="string" calcext:value-type="string">
            <text:p>files on side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de menus like open sav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art ho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atus bar/notify message(i.e. file saved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pp ic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ighlight selec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pen projec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top margin in sourceview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chocolate them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2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21:38:26.654082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14T21:39:21.432912914</dc:date>
    <meta:editing-duration>PT16M47S</meta:editing-duration>
    <meta:editing-cycles>27</meta:editing-cycles>
    <meta:generator>LibreOffice/6.4.0.3$Linux_X86_64 LibreOffice_project/40$Build-3</meta:generator>
    <meta:document-statistic meta:table-count="1" meta:cell-count="38" meta:object-count="0"/>
  </office:meta>
</office:document-meta>
</file>